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2ae293" officeooo:paragraph-rsid="000ff9f8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Header">
      <style:text-properties officeooo:rsid="002dadd9" officeooo:paragraph-rsid="002dadd9"/>
    </style:style>
    <style:style style:name="T1" style:family="text">
      <style:text-properties officeooo:rsid="0020b146"/>
    </style:style>
    <style:style style:name="T2" style:family="text">
      <style:text-properties officeooo:rsid="002bf5b0"/>
    </style:style>
    <style:style style:name="T3" style:family="text">
      <style:text-properties officeooo:rsid="002dacc8"/>
    </style:style>
    <style:style style:name="T4" style:family="text">
      <style:text-properties officeooo:rsid="002dad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eball autònom <text:span text:style-name="T4">01</text:span></text:p>
      <text:p text:style-name="P3"/>
      <text:p text:style-name="P5">Si no s'indica una altra cosa, el format d'enntrega de tasques és en document PDF.</text:p>
      <text:p text:style-name="P2"/>
      <text:p text:style-name="P6">Cad<text:span text:style-name="T1">a</text:span> dia de retrad en l'entrega resta 0,5 punts de la nota.</text:p>
      <text:p text:style-name="P6"/>
      <text:p text:style-name="P4">Tasca 1:</text:p>
      <text:p text:style-name="P7">Enviar un corrreu electrònic a <text:a xlink:type="simple" xlink:href="mailto:pposada@cifpnauticopesquera.es" text:style-name="Internet_20_link">pposada@cifpnauticopesquera.es</text:a>, indicant:</text:p>
      <text:p text:style-name="P7"/>
      <text:list xml:id="list895063336900448483" text:style-name="L1">
        <text:list-item>
          <text:p text:style-name="P10">Nom </text:p>
        </text:list-item>
        <text:list-item>
          <text:p text:style-name="P10">Sistema operatiu del PC utilitzat a casa</text:p>
        </text:list-item>
      </text:list>
      <text:p text:style-name="P9"/>
      <text:p text:style-name="P7">El termini d'entrega és di<text:span text:style-name="T3">marts</text:span> <text:span text:style-name="T3">30</text:span>/09/2<text:span text:style-name="T2">5</text:span></text:p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dadd9" officeooo:paragraph-rsid="002dadd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Instal·lacions frigorífiques - G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9-24T10:44:01.243249782</dc:date>
    <meta:editing-duration>PT16M52S</meta:editing-duration>
    <meta:editing-cycles>37</meta:editing-cycles>
    <meta:document-statistic meta:table-count="0" meta:image-count="0" meta:object-count="0" meta:page-count="1" meta:paragraph-count="9" meta:word-count="59" meta:character-count="360" meta:non-whitespace-character-count="309"/>
  </office:meta>
</office:document-meta>
</file>